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stroke="none" draw:fill="none" draw:fill-color="#bbe0e3" draw:textarea-horizontal-align="justify" draw:textarea-vertical-align="middle" fo:min-height="4.084cm" draw:shadow-color="#808080"/>
    </style:style>
    <style:style style:name="pr2" style:family="presentation" style:parent-style-name="默认-subtitle">
      <style:graphic-properties draw:stroke="none" draw:fill="none" draw:fill-color="#bbe0e3" draw:textarea-horizontal-align="justify" draw:textarea-vertical-align="top" fo:min-height="4.869cm" draw:shadow-color="#808080"/>
    </style:style>
    <style:style style:name="pr3" style:family="presentation" style:parent-style-name="默认-notes">
      <style:graphic-properties draw:fill-color="#ffffff" fo:min-height="11.43cm"/>
    </style:style>
    <style:style style:name="pr4" style:family="presentation" style:parent-style-name="默认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默认-outline1">
      <style:graphic-properties draw:stroke="none" draw:fill="none" draw:fill-color="#bbe0e3" draw:textarea-horizontal-align="left" draw:textarea-vertical-align="top" draw:auto-grow-height="fals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默认-outline1">
      <style:graphic-properties draw:stroke="none" draw:fill="none" draw:fill-color="#bbe0e3" draw:textarea-horizontal-align="left" draw:textarea-vertical-align="top" fo:min-height="12.573cm" draw:shadow-color="#808080"/>
    </style:style>
    <style:style style:name="pr7" style:family="presentation" style:parent-style-name="默认-title">
      <style:graphic-properties draw:stroke="none" draw:fill="none" draw:fill-color="#bbe0e3" draw:textarea-horizontal-align="justify" draw:textarea-vertical-align="middle" fo:min-height="3.176cm" draw:shadow-color="#808080"/>
    </style:style>
    <style:style style:name="pr8" style:family="presentation" style:parent-style-name="默认-title">
      <style:graphic-properties fo:min-height="2.915cm"/>
    </style:style>
    <style:style style:name="pr9" style:family="presentation" style:parent-style-name="默认-outline1">
      <style:graphic-properties fo:min-height="12.312cm"/>
    </style:style>
    <style:style style:name="pr10" style:family="presentation" style:parent-style-name="默认-notes">
      <style:graphic-properties draw:fill-color="#ffffff" fo:min-height="11.429cm"/>
    </style:style>
    <style:style style:name="P1" style:family="paragraph">
      <style:text-properties fo:color="#000000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282cm" fo:margin-bottom="0cm" fo:text-indent="0cm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language="zh" fo:country="CN" style:language-asian="zh" style:country-asian="CN" style:language-complex="zh" style:country-complex="CN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text-style-name="P1" draw:layer="layout" svg:width="21.59cm" svg:height="4.344cm" svg:x="1.905cm" svg:y="5.787cm" presentation:class="title" presentation:placeholder="true" presentation:user-transformed="true">
          <draw:text-box/>
        </draw:frame>
        <draw:frame presentation:style-name="pr2" draw:layer="layout" svg:width="17.78cm" svg:height="4.869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4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2"><text:span text:style-name="T1">Traditional Code Obfuscation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"><text:span text:style-name="T1">Layout Obfuscation</text:span></text:p>
              </text:list-item>
              <text:list-item>
                <text:p text:style-name="P4"><text:span text:style-name="T1">Design Obfuscation</text:span></text:p>
              </text:list-item>
              <text:list-item>
                <text:p text:style-name="P4"><text:span text:style-name="T1">Data Obfuscation</text:span></text:p>
              </text:list-item>
              <text:list-item>
                <text:p text:style-name="P4"><text:span text:style-name="T1">CFO(Control Flow Obfuscation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4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2"><text:span text:style-name="T1">pass</text:span></text:p>
              </text:list-header>
            </text:list>
          </draw:text-box>
        </draw:frame>
        <draw:frame presentation:style-name="pr6" draw:layer="layout" svg:width="22.86cm" svg:height="12.833cm" svg:x="1.27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7" draw:layer="layout" svg:width="22.86cm" svg:height="3.436cm" svg:x="1.27cm" svg:y="0.632cm" presentation:class="title" presentation:user-transformed="true">
          <draw:text-box>
            <text:p>clang tool</text:p>
          </draw:text-box>
        </draw:frame>
        <draw:frame presentation:style-name="pr5" draw:text-style-name="P3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"><text:span text:style-name="T1">clang -S -emit-llvm hello.c -o hello.il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7" draw:layer="layout" svg:width="22.86cm" svg:height="3.436cm" svg:x="1.27cm" svg:y="0.632cm" presentation:class="title" presentation:user-transformed="true">
          <draw:text-box>
            <text:p>Obfuscation Technology</text:p>
          </draw:text-box>
        </draw:frame>
        <draw:frame presentation:style-name="pr6" draw:layer="layout" svg:width="22.86cm" svg:height="12.833cm" svg:x="1.27cm" svg:y="4.445cm" presentation:class="outline" presentation:user-transformed="true">
          <draw:text-box>
            <text:list text:style-name="L2">
              <text:list-item>
                <text:p>Overlapped Code</text:p>
              </text:list-item>
              <text:list-item>
                <text:p>Opaque Predicate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draw:frame presentation:style-name="pr8" draw:text-style-name="P5" draw:layer="layout" svg:width="22.86cm" svg:height="3.175cm" svg:x="1.27cm" svg:y="0.762cm" presentation:class="title" presentation:user-transformed="true">
          <draw:text-box>
            <text:p><text:span text:style-name="T2">Current Obfuscation Technologies</text:span>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2">
              <text:list-item>
                <text:p>Current Obfuscation Technologies</text:p>
                <text:list>
                  <text:list-item>
                    <text:p>virtual machines (vmp)</text:p>
                  </text:list-item>
                  <text:list-item>
                    <text:p>morphing</text:p>
                  </text:list-item>
                  <text:list-item>
                    <text:p>garbage code insertion</text:p>
                  </text:list-item>
                  <text:list-item>
                    <text:p>code encryption with runtime decryption</text:p>
                  </text:list-item>
                  <text:list-item>
                    <text:p>heavy anti-debug technolog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draw:frame presentation:style-name="pr8" draw:layer="layout" svg:width="22.86cm" svg:height="3.175cm" svg:x="1.27cm" svg:y="0.762cm" presentation:class="title">
          <draw:text-box>
            <text:p>Example using clang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2">
              <text:list-item>
                <text:p>clang hello.c -o hello</text:p>
              </text:list-item>
              <text:list-item>
                <text:p>clang -O3 -emit-llvm hello.c -c -o hello.bc</text:p>
              </text:list-item>
              <text:list-item>
                <text:p>lli hello.bc</text:p>
              </text:list-item>
              <text:list-item>
                <text:p>llvm-dis &lt; hello.bc</text:p>
              </text:list-item>
              <text:list-item>
                <text:p>llc hello.bc -o hello.s</text:p>
              </text:list-item>
              <text:list-item>
                <text:p>clang hello.s -o hello.nativ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draw:frame presentation:style-name="pr8" draw:layer="layout" svg:width="22.86cm" svg:height="3.175cm" svg:x="1.27cm" svg:y="0.762cm" presentation:class="title" presentation:user-transformed="true">
          <draw:text-box>
            <text:p>ndk toolchain</text:p>
          </draw:text-box>
        </draw:frame>
        <draw:frame presentation:style-name="pr9" draw:layer="layout" svg:width="22.86cm" svg:height="12.572cm" svg:x="1.27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draw:frame presentation:style-name="pr8" draw:layer="layout" svg:width="22.86cm" svg:height="3.175cm" svg:x="1.27cm" svg:y="0.762cm" presentation:class="title">
          <draw:text-box>
            <text:p>Build NDK Toolchain</text:p>
          </draw:text-box>
        </draw:frame>
        <draw:frame presentation:style-name="pr9" draw:layer="layout" svg:width="22.86cm" svg:height="12.572cm" svg:x="1.195cm" svg:y="4.52cm" presentation:class="outline" presentation:user-transformed="true">
          <draw:text-box>
            <text:list text:style-name="L2">
              <text:list-item>
                <text:p>Environment Requires</text:p>
                <text:list>
                  <text:list-item>
                    <text:p>Ubuntu 14.04.1 64bit</text:p>
                  </text:list-item>
                </text:list>
              </text:list-item>
              <text:list-item>
                <text:p>Download source code</text:p>
                <text:list>
                  <text:list-item>
                    <text:p>git-base https://android.googlesource.com/</text:p>
                  </text:list-item>
                  <text:list-item>
                    <text:p>platform/ndk.git</text:p>
                  </text:list-item>
                  <text:list-item>
                    <text:p>platform/development.git</text:p>
                  </text:list-item>
                  <text:list-item>
                    <text:p>repo init -u toolchain/manifest.g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draw:frame presentation:style-name="pr8" draw:layer="layout" svg:width="22.86cm" svg:height="3.175cm" svg:x="1.27cm" svg:y="0.762cm" presentation:class="title">
          <draw:text-box>
            <text:p>Build NDK Toolchain</text:p>
          </draw:text-box>
        </draw:frame>
        <draw:frame presentation:style-name="pr9" draw:text-style-name="P6" draw:layer="layout" svg:width="22.86cm" svg:height="12.572cm" svg:x="1.27cm" svg:y="4.445cm" presentation:class="outline">
          <draw:text-box>
            <text:list text:style-name="L2">
              <text:list-item>
                <text:p><text:span text:style-name="T3">./build/tools/download-toolchain-sources.sh \</text:span></text:p>
              </text:list-item>
              <text:list-item>
                <text:p><text:span text:style-name="T3">--git-reference=/tmp/ndk-$USER/toolchain \</text:span></text:p>
              </text:list-item>
              <text:list-item>
                <text:p><text:span text:style-name="T3">/tmp/ndk-$USER/src</text:span></text:p>
              </text:list-item>
              <text:list-item>
                <text:p><text:span text:style-name="T3"/></text:p>
              </text:list-item>
              <text:list-item>
                <text:p><text:span text:style-name="T3">./build/tools/gen-platforms.sh --minimal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draw:frame presentation:style-name="pr8" draw:layer="layout" svg:width="22.86cm" svg:height="3.175cm" svg:x="1.27cm" svg:y="0.762cm" presentation:class="title" presentation:placeholder="true">
          <draw:text-box/>
        </draw:frame>
        <draw:frame presentation:style-name="pr9" draw:layer="layout" svg:width="22.86cm" svg:height="12.657cm" svg:x="1.27cm" svg:y="4.445cm" presentation:class="outline" presentation:user-transformed="true">
          <draw:text-box>
            <text:list text:style-name="L2">
              <text:list-item>
                <text:p>rebuild-all-prebuilt.sh</text:p>
                <text:list>
                  <text:list-item>
                    <text:p>build-host-prebuilts.sh</text:p>
                  </text:list-item>
                  <text:list-item>
                    <text:p>build-target-prebuilts.sh</text:p>
                  </text:list-item>
                </text:list>
              </text:list-item>
              <text:list-item>
                <text:p>build-host-prebuilts.sh</text:p>
              </text:list-item>
              <text:list-item>
                <text:p>build-stack.sh</text:p>
              </text:list-item>
              <text:list-item>
                <text:p>build-ndk-depends.sh</text:p>
              </text:list-item>
              <text:list-item>
                <text:p>build-host-make.sh</text:p>
              </text:list-item>
              <text:list-item>
                <text:p>build-host-awk.sh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draw:frame presentation:style-name="pr8" draw:layer="layout" svg:width="22.86cm" svg:height="3.175cm" svg:x="1.27cm" svg:y="0.762cm" presentation:class="title" presentation:placeholder="true">
          <draw:text-box/>
        </draw:frame>
        <draw:frame presentation:style-name="pr9" draw:layer="layout" svg:width="22.86cm" svg:height="12.572cm" svg:x="1.27cm" svg:y="4.445cm" presentation:class="outline">
          <draw:text-box>
            <text:list text:style-name="L2">
              <text:list-item>
                <text:p>build-host-sed.sh</text:p>
              </text:list-item>
              <text:list-item>
                <text:p>build-host-perl.sh</text:p>
              </text:list-item>
              <text:list-item>
                <text:p>build-host-python.sh</text:p>
              </text:list-item>
              <text:list-item>
                <text:p>build-host-yasm.sh</text:p>
              </text:list-item>
              <text:list-item>
                <text:p>build-host-toolbox.sh</text:p>
              </text:list-item>
              <text:list-item>
                <text:p>build-gcc.sh</text:p>
              </text:list-item>
              <text:list-item>
                <text:p>build-llvm.sh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draw:frame presentation:style-name="pr8" draw:layer="layout" svg:width="22.86cm" svg:height="3.175cm" svg:x="1.27cm" svg:y="0.762cm" presentation:class="title" presentation:placeholder="true">
          <draw:text-box/>
        </draw:frame>
        <draw:frame presentation:style-name="pr9" draw:layer="layout" svg:width="22.86cm" svg:height="12.572cm" svg:x="1.27cm" svg:y="4.445cm" presentation:class="outline">
          <draw:text-box>
            <text:list text:style-name="L2">
              <text:list-item>
                <text:p>deploy-host-mcld.sh</text:p>
              </text:list-item>
              <text:list-item>
                <text:p>build-analyzer.sh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默认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默认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font-relief="none"/>
    </style:style>
    <style:style style:name="默认-notes" style:family="presentation">
      <style:graphic-properties draw:stroke="none" draw:fill="none">
        <text:list-style style:name="默认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默认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宋体" style:font-pitch-asian="variable" style:font-size-asian="32pt" style:font-style-asian="normal" style:font-weight-asian="normal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宋体" style:font-pitch-asian="variable" style:font-size-asian="28pt" style:font-style-asian="normal" style:font-weight-asian="normal" style:font-family-complex="宋体" style:font-pitch-complex="variable" style:font-size-complex="28pt" style:font-style-complex="normal" style:font-weight-complex="normal" style:font-relief="none"/>
    </style:style>
    <style:style style:name="默认-outline3" style:family="presentation" style:parent-style-name="默认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宋体" style:font-pitch-asian="variable" style:font-size-asian="24pt" style:font-style-asian="normal" style:font-weight-asian="normal" style:font-family-complex="宋体" style:font-pitch-complex="variable" style:font-size-complex="24pt" style:font-style-complex="normal" style:font-weight-complex="normal" style:font-relief="none"/>
    </style:style>
    <style:style style:name="默认-outline4" style:family="presentation" style:parent-style-name="默认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5" style:family="presentation" style:parent-style-name="默认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6" style:family="presentation" style:parent-style-name="默认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7" style:family="presentation" style:parent-style-name="默认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8" style:family="presentation" style:parent-style-name="默认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9" style:family="presentation" style:parent-style-name="默认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宋体" style:font-pitch-asian="variable" style:font-size-asian="32pt" style:font-style-asian="normal" style:font-weight-asian="normal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默认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宋体" style:font-pitch-asian="variable" style:font-size-asian="44pt" style:font-style-asian="normal" style:font-weight-asian="normal" style:font-family-complex="宋体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默认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2.86cm" svg:height="3.175cm" svg:x="1.27cm" svg:y="0.762cm" presentation:class="title" presentation:placeholder="true">
        <draw:text-box/>
      </draw:frame>
      <draw:frame presentation:style-name="默认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编号&gt;</text:page-number></text:p>
            </text:list-header>
          </text:list>
        </draw:text-box>
      </draw:frame>
      <presentation:notes style:page-layout-name="PM0">
        <draw:page-thumbnail presentation:style-name="默认-title" draw:layer="backgroundobjects" svg:width="0.001cm" svg:height="0.001cm" svg:x="0cm" svg:y="1.93cm" presentation:class="page"/>
        <draw:frame presentation:style-name="默认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ta</meta:initial-creator>
    <meta:creation-date>2015-01-30T14:31:31</meta:creation-date>
    <dc:date>2015-02-15T14:45:48</dc:date>
    <dc:creator>sunday liu</dc:creator>
    <meta:generator>OpenOffice/4.0.1$Unix OpenOffice.org_project/401m5$Build-9714</meta:generator>
    <meta:editing-duration>P1DT8H7M7S</meta:editing-duration>
    <meta:editing-cycles>10</meta:editing-cycles>
    <meta:document-statistic meta:object-count="69"/>
    <meta:user-defined meta:name="KSOProductBuildVer">2052-9.1.0.4866</meta:user-defined>
  </office:meta>
</office:document-meta>
</file>